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39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/>
    <style:style style:name="ce2" style:family="table-cell" style:parent-style-name="Default" style:data-style-name="N11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Start date</text:p>
          </table:table-cell>
          <table:table-cell table:style-name="ce1" office:value-type="date" office:date-value="2009-01-10">
            <text:p>10.01.2009</text:p>
          </table:table-cell>
          <table:table-cell table:number-columns-repeated="2"/>
        </table:table-row>
        <table:table-row table:style-name="ro1">
          <table:table-cell office:value-type="string">
            <text:p>End date</text:p>
          </table:table-cell>
          <table:table-cell table:style-name="ce1" office:value-type="date" office:date-value="2009-04-10">
            <text:p>10.04.2009</text:p>
          </table:table-cell>
          <table:table-cell table:number-columns-repeated="2"/>
        </table:table-row>
        <table:table-row table:style-name="ro1">
          <table:table-cell office:value-type="string">
            <text:p>Publish date</text:p>
          </table:table-cell>
          <table:table-cell table:style-name="ce1" office:value-type="date" office:date-value="2009-04-20">
            <text:p>20.04.2009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Task</text:p>
          </table:table-cell>
          <table:table-cell office:value-type="string">
            <text:p>Hours</text:p>
          </table:table-cell>
          <table:table-cell table:number-columns-repeated="2"/>
        </table:table-row>
        <table:table-row table:style-name="ro1">
          <table:table-cell office:value-type="string">
            <text:p>Project setup</text:p>
          </table:table-cell>
          <table:table-cell office:value-type="float" office:value="12">
            <text:p>12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Model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Adm. Registration/login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Adding organization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Permission levels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Routes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 office:value-type="string">
            <text:p>Discounts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Other settings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string">
            <text:p>Mark seat as used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Ticket template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string">
            <text:p>Printing ticket (jasper)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Travel list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Statistics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Desktop app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SMS notification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User registration/login/profile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office:value-type="string">
            <text:p>Search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1">
          <table:table-cell office:value-type="string">
            <text:p>Travel history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Buying &amp; printing ticket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string">
            <text:p>Payment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Unique identifier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ctivating organizations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Tracking payments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Invoicing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string">
            <text:p>Statistics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Overhead</text:p>
          </table:table-cell>
          <table:table-cell table:style-name="ce2" office:value-type="percentage" office:value="0.2">
            <text:p>20.00%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Total</text:p>
          </table:table-cell>
          <table:table-cell table:formula="oooc:=INT(SUM([.B8:.B35]) * (100 + [.B37]) / 100)" office:value-type="float" office:value="248">
            <text:p>24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ork rate</text:p>
          </table:table-cell>
          <table:table-cell office:value-type="float" office:value="20">
            <text:p>20</text:p>
          </table:table-cell>
          <table:table-cell office:value-type="string">
            <text:p>Hours / week</text:p>
          </table:table-cell>
          <table:table-cell/>
        </table:table-row>
        <table:table-row table:style-name="ro1">
          <table:table-cell office:value-type="string">
            <text:p>Weeks</text:p>
          </table:table-cell>
          <table:table-cell table:formula="oooc:=[.B40] / [.B42]" office:value-type="float" office:value="12.4">
            <text:p>12.4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bg" fo:country="BG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1">11/01/2009</text:date>, <text:time>12:24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creator>Bozhidar Bozhanov</dc:creator>
    <dc:date>2009-01-11T12:24:53</dc:date>
    <meta:editing-cycles>28</meta:editing-cycles>
    <meta:editing-duration>PT15M17S</meta:editing-duration>
    <meta:user-defined meta:name="Info 1"/>
    <meta:user-defined meta:name="Info 2"/>
    <meta:user-defined meta:name="Info 3"/>
    <meta:user-defined meta:name="Info 4"/>
    <meta:document-statistic meta:table-count="1" meta:cell-count="68"/>
  </office:meta>
</office:document-meta>
</file>